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F0000012017E31443BFFF1CBA.png" manifest:media-type="image/png"/>
  <manifest:file-entry manifest:full-path="Pictures/10000000000001B90000003861D91BD3D1ECB037.png" manifest:media-type="image/png"/>
  <manifest:file-entry manifest:full-path="Pictures/10000201000000BE0000004CD6652E60859C9A00.png" manifest:media-type="image/png"/>
  <manifest:file-entry manifest:full-path="Pictures/10000201000000B00000004BF5E51F3BA0CFFEFB.png" manifest:media-type="image/png"/>
  <manifest:file-entry manifest:full-path="Pictures/10000201000001DA000002D3BE2C9CA17BF4E95F.png" manifest:media-type="image/png"/>
  <manifest:file-entry manifest:full-path="Pictures/1000020100000168000001906D9C5E0192440FAD.png" manifest:media-type="image/png"/>
  <manifest:file-entry manifest:full-path="Pictures/1000020100000096000000A87DF8130EDD37CB4A.png" manifest:media-type="image/png"/>
  <manifest:file-entry manifest:full-path="Pictures/10000201000001DA000002D3E754F5B1FEA1CC14.png" manifest:media-type="image/png"/>
  <manifest:file-entry manifest:full-path="Pictures/100002010000034E0000028374E27511A881C875.png" manifest:media-type="image/png"/>
  <manifest:file-entry manifest:full-path="Pictures/1000020100000189000001898EAF012061EF678C.png" manifest:media-type="image/png"/>
  <manifest:file-entry manifest:full-path="Pictures/100000000000002900000029A150DF4F12AE4F1C.png" manifest:media-type="image/png"/>
  <manifest:file-entry manifest:full-path="Pictures/100002010000026900000320F944CEB216D1886B.png" manifest:media-type="image/png"/>
  <manifest:file-entry manifest:full-path="Pictures/100002010000008E0000007342ABC4F019205DEB.png" manifest:media-type="image/png"/>
  <manifest:file-entry manifest:full-path="Pictures/10000201000001830000005B518F4AFDCE49D98A.png" manifest:media-type="image/png"/>
  <manifest:file-entry manifest:full-path="Pictures/100002010000008A0000006E81597FBD764DA9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国鉄っぽいフォント（正体）2" svg:font-family="国鉄っぽいフォント（正体）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国鉄っぽいフォント（正体）1" svg:font-family="国鉄っぽいフォント（正体）" style:font-family-generic="roman" style:font-pitch="variable"/>
    <style:font-face style:name="国鉄っぽいフォント（正体）" svg:font-family="国鉄っぽいフォント（正体）" style:font-adornments="標準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国鉄っぽいフォント（正体）3" svg:font-family="国鉄っぽいフォント（正体）" style:font-family-generic="system" style:font-pitch="variable"/>
    <style:font-face style:name="国鉄っぽいフォント（正体）4" svg:font-family="国鉄っぽいフォント（正体）" style:font-adornments="標準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  <style:paragraph-properties style:writing-mode="lr-tb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1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cm" fo:min-width="18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3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8cm" fo:min-width="0cm"/>
      <style:paragraph-properties style:writing-mode="lr-tb"/>
    </style:style>
    <style:style style:name="gr11" style:family="graphic" style:parent-style-name="standard">
      <style:graphic-properties draw:fill-color="#ff0000" draw:textarea-vertical-align="middle" draw:auto-grow-height="false" fo:min-height="0.076cm" fo:min-width="1.2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3cm" fo:min-width="0cm"/>
      <style:paragraph-properties style:writing-mode="lr-tb"/>
    </style:style>
    <style:style style:name="gr18" style:family="graphic" style:parent-style-name="objectwithoutfill">
      <style:graphic-properties draw:stroke="dash" draw:stroke-dash="Dashed_20__28_var_29_" svg:stroke-width="0.2cm" svg:stroke-color="#ff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19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7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gr22" style:family="graphic" style:parent-style-name="standard">
      <style:graphic-properties draw:fill-color="#3faf46" draw:textarea-vertical-align="middle" draw:auto-grow-height="false" fo:min-height="0.158cm" fo:min-width="0.8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1cm" fo:min-width="0cm"/>
      <style:paragraph-properties style:writing-mode="lr-tb"/>
    </style:style>
    <style:style style:name="gr25" style:family="graphic" style:parent-style-name="standard">
      <style:graphic-properties draw:fill-color="#3faf46" draw:textarea-vertical-align="middle" draw:auto-grow-height="false" fo:min-height="0.402cm" fo:min-width="1.733cm"/>
    </style:style>
    <style:style style:name="gr26" style:family="graphic" style:parent-style-name="standard">
      <style:graphic-properties draw:fill-color="#ff4000" draw:textarea-horizontal-align="justify" draw:textarea-vertical-align="middle" draw:auto-grow-height="false" fo:min-height="0.661cm" fo:min-width="0.328cm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40pt" style:font-size-asian="40pt" style:font-size-complex="4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40pt" style:font-size-asian="40pt" style:font-size-complex="40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fo:font-size="40pt" style:font-size-asian="40pt" style:font-size-complex="4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0" style:family="paragraph">
      <loext:graphic-properties draw:fill-color="#3faf46"/>
      <style:paragraph-properties fo:text-align="center"/>
    </style:style>
    <style:style style:name="P21" style:family="paragraph">
      <loext:graphic-properties draw:fill-color="#ff4000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draw:style-name="gr1" draw:text-style-name="P1" draw:layer="layout" svg:width="24.831cm" svg:height="3.071cm" svg:x="1.6cm" svg:y="2.99cm">
          <draw:text-box>
            <text:p><text:span text:style-name="T1">ジェスチャで魚たちを美しく泳がせよう！</text:span></text:p>
          </draw:text-box>
        </draw:frame>
        <draw:frame draw:style-name="gr2" draw:text-style-name="P2" draw:layer="layout" svg:width="18.926cm" svg:height="5.6cm" svg:x="5.2cm" svg:y="4.8cm">
          <draw:image xlink:href="Pictures/100000000000039F0000012017E31443BFFF1CBA.png" xlink:type="simple" xlink:show="embed" xlink:actuate="onLoad" loext:mime-type="image/png">
            <text:p/>
          </draw:image>
        </draw:frame>
        <draw:frame draw:style-name="gr3" draw:text-style-name="P3" draw:layer="layout" svg:width="14.8cm" svg:height="2cm" svg:x="8cm" svg:y="0.6cm">
          <draw:text-box>
            <text:p><text:span text:style-name="T2">ゲームの目的</text:span></text:p>
          </draw:text-box>
        </draw:frame>
        <draw:frame draw:style-name="gr4" draw:text-style-name="P5" draw:layer="layout" svg:width="17.2cm" svg:height="4.481cm" svg:x="6.4cm" svg:y="10.79cm">
          <draw:text-box>
            <text:p text:style-name="P4"><text:span text:style-name="T3">美しさのポイントは</text:span><text:span text:style-name="T3">...</text:span></text:p>
            <text:p text:style-name="P4"><text:span text:style-name="T3">・群れ行動</text:span></text:p>
            <text:p text:style-name="P4"><text:span text:style-name="T3">・元気 </text:span><text:span text:style-name="T3">/ </text:span><text:span text:style-name="T3">スピード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draw:style-name="gr6" draw:text-style-name="P7" draw:layer="layout" svg:width="9.8cm" svg:height="1.661cm" svg:x="9.2cm" svg:y="3.257cm">
          <draw:text-box>
            <text:p><text:span text:style-name="T3">スコアゲージ</text:span></text:p>
          </draw:text-box>
        </draw:frame>
        <draw:frame draw:style-name="gr2" draw:text-style-name="P2" draw:layer="layout" svg:width="6.001cm" svg:height="2.4cm" svg:x="4.399cm" svg:y="9.4cm">
          <draw:image xlink:href="Pictures/10000201000000BE0000004CD6652E60859C9A00.png" xlink:type="simple" xlink:show="embed" xlink:actuate="onLoad" loext:mime-type="image/png">
            <text:p/>
          </draw:image>
        </draw:frame>
        <draw:frame draw:style-name="gr2" draw:text-style-name="P2" draw:layer="layout" svg:width="5.4cm" svg:height="2.3cm" svg:x="18.54cm" svg:y="9.5cm">
          <draw:image xlink:href="Pictures/10000201000000B00000004BF5E51F3BA0CFFEFB.png" xlink:type="simple" xlink:show="embed" xlink:actuate="onLoad" loext:mime-type="image/png">
            <text:p/>
          </draw:image>
        </draw:frame>
        <draw:custom-shape draw:style-name="gr7" draw:text-style-name="P8" draw:layer="layout" svg:width="19cm" svg:height="0.2cm" svg:x="4.4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2cm" svg:height="1.521cm" svg:x="10.948cm" svg:y="8.279cm">
          <draw:text-box>
            <text:p><text:span text:style-name="T1">ステータス</text:span></text:p>
          </draw:text-box>
        </draw:frame>
        <draw:frame draw:style-name="gr9" draw:text-style-name="P11" draw:layer="layout" svg:width="11.4cm" svg:height="2.791cm" svg:x="2.2cm" svg:y="12.009cm">
          <draw:text-box>
            <text:p text:style-name="P10"><text:span text:style-name="T1">点灯中はスコアが</text:span></text:p>
            <text:p text:style-name="P10"><text:span text:style-name="T1">早く上昇するよ</text:span></text:p>
          </draw:text-box>
        </draw:frame>
        <draw:frame draw:style-name="gr9" draw:text-style-name="P7" draw:layer="layout" svg:width="11.4cm" svg:height="2.791cm" svg:x="15.6cm" svg:y="12cm">
          <draw:text-box>
            <text:p><text:span text:style-name="T1">消灯中はスコアの上昇が遅くなるよ</text:span></text:p>
          </draw:text-box>
        </draw:frame>
        <draw:frame draw:style-name="gr2" draw:text-style-name="P2" draw:layer="layout" svg:width="11.667cm" svg:height="1.481cm" svg:x="7.933cm" svg:y="5.119cm">
          <draw:image xlink:href="Pictures/10000000000001B90000003861D91BD3D1ECB037.png" xlink:type="simple" xlink:show="embed" xlink:actuate="onLoad" loext:mime-type="image/png">
            <text:p/>
          </draw:image>
        </draw:frame>
        <draw:frame draw:style-name="gr10" draw:text-style-name="P7" draw:layer="layout" svg:width="24.4cm" svg:height="2.338cm" svg:x="1.4cm" svg:y="0.919cm">
          <draw:text-box>
            <text:p><text:span text:style-name="T4">美しく泳がせるとスコア上昇</text:span><text:span text:style-name="T4">!</text:span></text:p>
          </draw:text-box>
        </draw:frame>
        <draw:custom-shape draw:style-name="gr11" draw:text-style-name="P12" draw:layer="layout" svg:width="2.6cm" svg:height="0.8cm" svg:x="13.8cm" svg:y="6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draw:style-name="gr10" draw:text-style-name="P14" draw:layer="layout" svg:width="9cm" svg:height="2.338cm" svg:x="9.2cm" svg:y="0.919cm">
          <draw:text-box>
            <text:p text:style-name="P13"><text:span text:style-name="T4">基本操作</text:span></text:p>
          </draw:text-box>
        </draw:frame>
        <draw:frame draw:style-name="gr12" draw:text-style-name="P15" draw:layer="layout" svg:width="7.6cm" svg:height="3.2cm" svg:x="2.6cm" svg:y="11.8cm">
          <draw:text-box>
            <text:p text:style-name="P10"><text:span text:style-name="T5">右ドラッグで</text:span></text:p>
            <text:p text:style-name="P10"><text:span text:style-name="T5">視点変更</text:span></text:p>
          </draw:text-box>
        </draw:frame>
        <draw:frame draw:style-name="gr13" draw:text-style-name="P17" draw:layer="layout" svg:width="11.2cm" svg:height="3.641cm" svg:x="14.6cm" svg:y="11.6cm">
          <draw:text-box>
            <text:p text:style-name="P16"><text:span text:style-name="T5">ゲージが溜ったら</text:span></text:p>
            <text:p text:style-name="P10"><text:span text:style-name="T5">マウス左押しながら</text:span></text:p>
            <text:p text:style-name="P10"><text:span text:style-name="T5">ジェスチャ入力</text:span></text:p>
          </draw:text-box>
        </draw:frame>
        <draw:frame draw:style-name="gr2" draw:text-style-name="P2" draw:layer="layout" svg:width="3.671cm" svg:height="5.6cm" svg:x="4.2cm" svg:y="5.4cm">
          <draw:image xlink:href="Pictures/10000201000001DA000002D3BE2C9CA17BF4E95F.png" xlink:type="simple" xlink:show="embed" xlink:actuate="onLoad" loext:mime-type="image/png">
            <text:p/>
          </draw:image>
        </draw:frame>
        <draw:frame draw:style-name="gr2" draw:text-style-name="P2" draw:layer="layout" svg:width="6.704cm" svg:height="7.448cm" draw:transform="rotate (-0.326027504272541) translate (13.385cm 3.3cm)">
          <draw:image xlink:href="Pictures/1000020100000168000001906D9C5E0192440FAD.png" xlink:type="simple" xlink:show="embed" xlink:actuate="onLoad" loext:mime-type="image/png">
            <text:p/>
          </draw:image>
        </draw:frame>
        <draw:frame draw:style-name="gr2" draw:text-style-name="P2" draw:layer="layout" svg:width="4.869cm" svg:height="3.7cm" svg:x="18.8cm" svg:y="7.8cm">
          <draw:image xlink:href="Pictures/100002010000034E0000028374E27511A881C875.png" xlink:type="simple" xlink:show="embed" xlink:actuate="onLoad" loext:mime-type="image/png">
            <text:p/>
          </draw:image>
        </draw:frame>
        <draw:g>
          <draw:path draw:style-name="gr14" draw:text-style-name="P18" draw:layer="layout" svg:width="3.25cm" svg:height="2.659cm" draw:transform="rotate (0.685739863108572) translate (4cm 4.4cm)" svg:viewBox="0 0 3251 2660" svg:d="M0 0c2843 0 3251 2660 3251 2660">
            <text:p/>
          </draw:path>
          <draw:custom-shape draw:style-name="gr15" draw:text-style-name="P10" draw:layer="layout" svg:width="0.8cm" svg:height="0.8cm" draw:transform="rotate (0.924151838930997) translate (8cm 4.638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5" draw:text-style-name="P10" draw:layer="layout" svg:width="0.8cm" svg:height="0.8cm" draw:transform="rotate (-0.783478301220255) translate (3.965cm 4.069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g>
          <draw:path draw:style-name="gr14" draw:text-style-name="P18" draw:layer="layout" svg:width="3.25cm" svg:height="2.659cm" draw:transform="rotate (0.685739863108572) translate (13.68cm 4.3cm)" svg:viewBox="0 0 3251 2660" svg:d="M0 0c2843 0 3251 2660 3251 2660">
            <text:p/>
          </draw:path>
          <draw:custom-shape draw:style-name="gr15" draw:text-style-name="P10" draw:layer="layout" svg:width="0.8cm" svg:height="0.8cm" draw:transform="rotate (0.924151838930997) translate (17.68cm 4.538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5" draw:text-style-name="P10" draw:layer="layout" svg:width="0.8cm" svg:height="0.8cm" draw:transform="rotate (-0.783478301220255) translate (13.645cm 3.969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6" draw:text-style-name="P12" draw:layer="layout" svg:width="0.4cm" svg:height="0.4cm" svg:x="2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5.6cm" svg:height="2.503cm" svg:x="20.6cm" svg:y="5.197cm">
          <draw:text-box>
            <text:p><text:span text:style-name="T5">PC</text:span><text:span text:style-name="T5">カメラ</text:span></text:p>
          </draw:text-box>
        </draw:frame>
        <draw:line draw:style-name="gr18" draw:text-style-name="P18" draw:layer="layout" svg:x1="21.4cm" svg:y1="7.8cm" svg:x2="17.8cm" svg:y2="5.1cm">
          <text:p/>
        </draw:line>
        <draw:frame draw:style-name="gr2" draw:text-style-name="P2" draw:layer="layout" svg:width="2.6cm" svg:height="3.967cm" svg:x="24.2cm" svg:y="7.4cm">
          <draw:image xlink:href="Pictures/10000201000001DA000002D3E754F5B1FEA1CC14.png" xlink:type="simple" xlink:show="embed" xlink:actuate="onLoad" loext:mime-type="image/png">
            <text:p/>
          </draw:image>
        </draw:frame>
        <draw:frame draw:style-name="gr19" draw:text-style-name="P10" draw:layer="layout" svg:width="2.43cm" svg:height="2.2cm" svg:x="20.57cm" svg:y="8.2cm">
          <draw:image xlink:href="Pictures/1000020100000096000000A87DF8130EDD37CB4A.png" xlink:type="simple" xlink:show="embed" xlink:actuate="onLoad" loext:mime-type="image/png">
            <text:p/>
          </draw:image>
        </draw:frame>
        <draw:line draw:style-name="gr18" draw:text-style-name="P18" draw:layer="layout" svg:x1="21.4cm" svg:y1="8.2cm" svg:x2="17.4cm" svg:y2="10.7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draw:style-name="gr20" draw:text-style-name="P7" draw:layer="layout" svg:width="26.6cm" svg:height="3.637cm" svg:x="1.2cm" svg:y="0.919cm">
          <draw:text-box>
            <text:p><text:span text:style-name="T4">天敵を召喚して魚を群れさせろ！</text:span></text:p>
          </draw:text-box>
        </draw:frame>
        <draw:frame draw:style-name="gr21" draw:text-style-name="P19" draw:layer="layout" svg:width="11.4cm" svg:height="3cm" svg:x="1.8cm" svg:y="11.6cm">
          <draw:text-box>
            <text:p><text:span text:style-name="T5">ジェスチャ：</text:span></text:p>
            <text:p><text:span text:style-name="T5">左から右へ振り払う</text:span></text:p>
          </draw:text-box>
        </draw:frame>
        <draw:frame draw:style-name="gr2" draw:text-style-name="P2" draw:layer="layout" svg:width="5.152cm" svg:height="5.724cm" draw:transform="skewX (-6.31385337656686E-017) rotate (-0.326027504272541) translate (3.119cm 4.2cm)">
          <draw:image xlink:href="Pictures/1000020100000168000001906D9C5E0192440FAD.png" xlink:type="simple" xlink:show="embed" xlink:actuate="onLoad" loext:mime-type="image/png">
            <text:p/>
          </draw:image>
        </draw:frame>
        <draw:frame draw:style-name="gr2" draw:text-style-name="P2" draw:layer="layout" svg:width="6.001cm" svg:height="2.4cm" svg:x="17.799cm" svg:y="6.8cm">
          <draw:image xlink:href="Pictures/10000201000000BE0000004CD6652E60859C9A00.png" xlink:type="simple" xlink:show="embed" xlink:actuate="onLoad" loext:mime-type="image/png">
            <text:p/>
          </draw:image>
        </draw:frame>
        <draw:frame draw:style-name="gr21" draw:text-style-name="P19" draw:layer="layout" svg:width="10cm" svg:height="3cm" svg:x="16.6cm" svg:y="9.6cm">
          <draw:text-box>
            <text:p><text:span text:style-name="T5">群れ・元気</text:span></text:p>
            <text:p><text:span text:style-name="T5">二つが点灯するよ</text:span></text:p>
          </draw:text-box>
        </draw:frame>
        <draw:frame draw:style-name="gr2" draw:text-style-name="P2" draw:layer="layout" svg:width="4.58cm" svg:height="4.58cm" draw:transform="rotate (1.25925505531391) translate (8.237cm 9.76cm)">
          <draw:image xlink:href="Pictures/1000020100000189000001898EAF012061EF678C.png" xlink:type="simple" xlink:show="embed" xlink:actuate="onLoad" loext:mime-type="image/png">
            <text:p/>
          </draw:image>
        </draw:frame>
        <draw:custom-shape draw:style-name="gr22" draw:text-style-name="P20" draw:layer="layout" svg:width="2cm" svg:height="1cm" svg:x="6.8cm" svg:y="7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draw:style-name="gr20" draw:text-style-name="P11" draw:layer="layout" svg:width="26.6cm" svg:height="3.637cm" svg:x="1.2cm" svg:y="0.919cm">
          <draw:text-box>
            <text:p text:style-name="P10"><text:span text:style-name="T4">元気が消えるとスピード落ちるよ</text:span></text:p>
            <text:p text:style-name="P10"><text:span text:style-name="T4">魚にえさをあげよう！</text:span></text:p>
          </draw:text-box>
        </draw:frame>
        <draw:frame draw:style-name="gr23" draw:text-style-name="P19" draw:layer="layout" svg:width="14.8cm" svg:height="3.629cm" svg:x="1.4cm" svg:y="11.4cm">
          <draw:text-box>
            <text:p><text:span text:style-name="T5">ジェスチャ：</text:span></text:p>
            <text:p><text:span text:style-name="T5">人差し指でポインティング</text:span></text:p>
          </draw:text-box>
        </draw:frame>
        <draw:g>
          <draw:frame draw:style-name="gr2" draw:text-style-name="P2" draw:layer="layout" svg:width="5.869cm" svg:height="2.5cm" svg:x="17.9cm" svg:y="6.8cm">
            <draw:image xlink:href="Pictures/10000201000000B00000004BF5E51F3BA0CFFEFB.png" xlink:type="simple" xlink:show="embed" xlink:actuate="onLoad" loext:mime-type="image/png">
              <text:p/>
            </draw:image>
          </draw:frame>
          <draw:frame draw:style-name="gr2" draw:text-style-name="P2" draw:layer="layout" svg:width="1.084cm" svg:height="1.084cm" svg:x="21.969cm" svg:y="8.016cm">
            <draw:image xlink:href="Pictures/100000000000002900000029A150DF4F12AE4F1C.png" xlink:type="simple" xlink:show="embed" xlink:actuate="onLoad" loext:mime-type="image/png">
              <text:p/>
            </draw:image>
          </draw:frame>
        </draw:g>
        <draw:frame draw:style-name="gr21" draw:text-style-name="P19" draw:layer="layout" svg:width="10cm" svg:height="3cm" svg:x="16.6cm" svg:y="9.6cm">
          <draw:text-box>
            <text:p><text:span text:style-name="T5">元気が点灯するよ</text:span></text:p>
          </draw:text-box>
        </draw:frame>
        <draw:frame draw:style-name="gr2" draw:text-style-name="P2" draw:layer="layout" svg:width="4.792cm" svg:height="6.214cm" svg:x="3.008cm" svg:y="5.186cm">
          <draw:image xlink:href="Pictures/100002010000026900000320F944CEB216D1886B.png" xlink:type="simple" xlink:show="embed" xlink:actuate="onLoad" loext:mime-type="image/png">
            <text:p/>
          </draw:image>
        </draw:frame>
        <draw:custom-shape draw:style-name="gr22" draw:text-style-name="P20" draw:layer="layout" svg:width="2cm" svg:height="1cm" svg:x="8cm" svg:y="7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" draw:text-style-name="P2" draw:layer="layout" svg:width="4.792cm" svg:height="6.214cm" draw:transform="rotate (-0.295135176512242) translate (11.015cm 4.637cm)">
          <draw:image xlink:href="Pictures/100002010000026900000320F944CEB216D1886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draw:style-name="gr10" draw:text-style-name="P7" draw:layer="layout" svg:width="24.4cm" svg:height="2.338cm" svg:x="1.6cm" svg:y="0.919cm">
          <draw:text-box>
            <text:p><text:span text:style-name="T1">最後に…</text:span><text:span text:style-name="T4">魚たちには</text:span><text:span text:style-name="T4">HP</text:span><text:span text:style-name="T4">があるよ</text:span></text:p>
          </draw:text-box>
        </draw:frame>
        <draw:frame draw:style-name="gr24" draw:text-style-name="P7" draw:layer="layout" svg:width="24.6cm" svg:height="5.891cm" svg:x="2cm" svg:y="4.8cm">
          <draw:text-box>
            <text:p><text:span text:style-name="T3">・えさをあげると</text:span><text:span text:style-name="T3">HP</text:span><text:span text:style-name="T3">が全回復</text:span></text:p>
            <text:p><text:span text:style-name="T3"/></text:p>
            <text:p><text:span text:style-name="T3">・</text:span><text:span text:style-name="T3">HP</text:span><text:span text:style-name="T3">が無くなりかけると死のオーラが発生！早くえさをあげよう</text:span></text:p>
          </draw:text-box>
        </draw:frame>
        <draw:frame draw:style-name="gr19" draw:text-style-name="P10" draw:layer="layout" svg:width="4.356cm" svg:height="3.527cm" svg:x="15.444cm" svg:y="11.115cm">
          <draw:image xlink:href="Pictures/100002010000008E0000007342ABC4F019205DEB.png" xlink:type="simple" xlink:show="embed" xlink:actuate="onLoad" loext:mime-type="image/png">
            <text:p/>
          </draw:image>
        </draw:frame>
        <draw:frame draw:style-name="gr19" draw:text-style-name="P10" draw:layer="layout" svg:width="4.65cm" svg:height="3.705cm" svg:x="4.35cm" svg:y="11.095cm">
          <draw:image xlink:href="Pictures/100002010000008A0000006E81597FBD764DA9E7.png" xlink:type="simple" xlink:show="embed" xlink:actuate="onLoad" loext:mime-type="image/png">
            <text:p/>
          </draw:image>
        </draw:frame>
        <draw:custom-shape draw:style-name="gr25" draw:text-style-name="P20" draw:layer="layout" svg:width="3.4cm" svg:height="1.6cm" svg:x="10.4cm" svg:y="12.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draw:style-name="gr10" draw:text-style-name="P7" draw:layer="layout" svg:width="24.4cm" svg:height="2.338cm" svg:x="1.6cm" svg:y="0.919cm">
          <draw:text-box>
            <text:p><text:span text:style-name="T4">ノルマ達成をめざそう！</text:span></text:p>
          </draw:text-box>
        </draw:frame>
        <draw:frame draw:style-name="gr3" draw:text-style-name="P7" draw:layer="layout" svg:width="11.8cm" svg:height="2cm" svg:x="11.827cm" svg:y="7.973cm">
          <draw:text-box>
            <text:p><text:span text:style-name="T3">ノルマポイント</text:span></text:p>
          </draw:text-box>
        </draw:frame>
        <draw:frame draw:style-name="gr2" draw:text-style-name="P2" draw:layer="layout" svg:width="10.239cm" svg:height="2.407cm" svg:x="7.961cm" svg:y="4.2cm">
          <draw:image xlink:href="Pictures/10000201000001830000005B518F4AFDCE49D98A.png" xlink:type="simple" xlink:show="embed" xlink:actuate="onLoad" loext:mime-type="image/png">
            <text:p/>
          </draw:image>
        </draw:frame>
        <draw:custom-shape draw:style-name="gr26" draw:text-style-name="P21" draw:layer="layout" svg:width="1.8cm" svg:height="1.2cm" svg:x="15.2cm" svg:y="6.8cm">
          <text:p/>
          <draw:enhanced-geometry svg:viewBox="0 0 21600 21600" draw:text-areas="?f0 ?f7 ?f2 21600" draw:type="up-arrow" draw:modifiers="11380.2582257393 5836.925960637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国鉄っぽいフォント（正体）2" svg:font-family="国鉄っぽいフォント（正体）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国鉄っぽいフォント（正体）1" svg:font-family="国鉄っぽいフォント（正体）" style:font-family-generic="roman" style:font-pitch="variable"/>
    <style:font-face style:name="国鉄っぽいフォント（正体）" svg:font-family="国鉄っぽいフォント（正体）" style:font-adornments="標準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国鉄っぽいフォント（正体）3" svg:font-family="国鉄っぽいフォント（正体）" style:font-family-generic="system" style:font-pitch="variable"/>
    <style:font-face style:name="国鉄っぽいフォント（正体）4" svg:font-family="国鉄っぽいフォント（正体）" style:font-adornments="標準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国鉄っぽいフォント（正体）2" fo:font-family="国鉄っぽいフォント（正体）" style:font-style-name="標準" style:font-pitch="variable" fo:font-size="18pt" fo:font-style="normal" fo:text-shadow="none" style:text-underline-style="none" fo:font-weight="normal" style:letter-kerning="true" style:font-name-asian="国鉄っぽいフォント（正体）2" style:font-family-asian="国鉄っぽいフォント（正体）" style:font-style-name-asian="標準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8-25T21:51:14.318000000</meta:creation-date>
    <dc:date>2022-08-27T10:20:35.576000000</dc:date>
    <meta:editing-duration>P1DT2H32M56S</meta:editing-duration>
    <meta:editing-cycles>13</meta:editing-cycles>
    <meta:generator>LibreOffice/6.3.6.2$Windows_X86_64 LibreOffice_project/2196df99b074d8a661f4036fca8fa0cbfa33a497</meta:generator>
    <meta:document-statistic meta:object-count="94"/>
  </office:meta>
</office:document-meta>
</file>